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8000001D85DC4EBC300D86357.png" manifest:media-type="image/png"/>
  <manifest:file-entry manifest:full-path="Pictures/10000000000002240000025C440D95F27D8F863B.png" manifest:media-type="image/png"/>
  <manifest:file-entry manifest:full-path="Pictures/1000000000000190000001308E5D30739650D5D2.png" manifest:media-type="image/png"/>
  <manifest:file-entry manifest:full-path="Pictures/100000000000021E0000017492058101AEB71CE6.png" manifest:media-type="image/png"/>
  <manifest:file-entry manifest:full-path="Pictures/100000000000008A00000081276D0AF6A8018BC4.png" manifest:media-type="image/png"/>
  <manifest:file-entry manifest:full-path="Pictures/10000000000006400000046CBBF754840B3AC803.png" manifest:media-type="image/png"/>
  <manifest:file-entry manifest:full-path="Pictures/100000000000008E00000086D7A1A0F2FEE5FBEB.png" manifest:media-type="image/png"/>
  <manifest:file-entry manifest:full-path="Pictures/100000000000024C000002140C646C1EF1371748.png" manifest:media-type="image/png"/>
  <manifest:file-entry manifest:full-path="Pictures/1000000000000213000002CA45E3768F2318B9BB.png" manifest:media-type="image/png"/>
  <manifest:file-entry manifest:full-path="Pictures/10000000000000900000008AA8ADEC88549EC8E2.png" manifest:media-type="image/png"/>
  <manifest:file-entry manifest:full-path="Pictures/1000000000000234000001E40266F9D6E5D76F70.png" manifest:media-type="image/png"/>
  <manifest:file-entry manifest:full-path="Pictures/100000000000007A00000080AEF763E5ECCAE771.png" manifest:media-type="image/png"/>
  <manifest:file-entry manifest:full-path="Pictures/10000000000003E8000004B028E97860C091BE6A.png" manifest:media-type="image/png"/>
  <manifest:file-entry manifest:full-path="Pictures/100000000000029D000002CE52FC39C42F2690A8.png" manifest:media-type="image/png"/>
  <manifest:file-entry manifest:full-path="Pictures/100000000000016F000001A87E8611DF90EDDE2D.png" manifest:media-type="image/png"/>
  <manifest:file-entry manifest:full-path="Pictures/10000000000001D0000001D004C87616ED5C8792.png" manifest:media-type="image/png"/>
  <manifest:file-entry manifest:full-path="Pictures/100000000000016F000001A15313F2DB8DCAA319.png" manifest:media-type="image/png"/>
  <manifest:file-entry manifest:full-path="Pictures/1000000000000218000002E84D9467E405AE5B36.png" manifest:media-type="image/png"/>
  <manifest:file-entry manifest:full-path="Pictures/10000000000003A30000024EB86E8D3D93564C73.png" manifest:media-type="image/png"/>
  <manifest:file-entry manifest:full-path="Pictures/1000000000000118000000C96D6E07CA533ED9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HGP創英角ｺﾞｼｯｸUB" svg:font-family="HGP創英角ｺﾞｼｯｸUB" style:font-family-generic="modern" style:font-pitch="variable"/>
    <style:font-face style:name="IPAexゴシック" svg:font-family="IPAexゴシック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小塚ゴシック Pro B" svg:font-family="'小塚ゴシック Pro B'" style:font-family-generic="swiss" style:font-pitch="variable"/>
    <style:font-face style:name="小塚ゴシック Pro M" svg:font-family="'小塚ゴシック Pro M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388cm" svg:stroke-color="#00ff00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4" style:family="graphic" style:parent-style-name="objectwithoutfill">
      <style:graphic-properties svg:stroke-width="0.388cm" svg:stroke-color="#4700b8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5" style:family="graphic" style:parent-style-name="objectwithoutfill">
      <style:graphic-properties svg:stroke-width="0.388cm" svg:stroke-color="#ff00ff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6" style:family="graphic" style:parent-style-name="standard">
      <style:graphic-properties draw:stroke="dash" draw:stroke-dash="Ultrafine_20_Dashed" svg:stroke-opacity="0%" draw:opacity="100%" draw:opacity-name="Transparency_20_1" draw:textarea-horizontal-align="justify" draw:textarea-vertical-align="middle" draw:auto-grow-height="false" fo:min-height="1.556cm" fo:min-width="23.8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9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8.524cm"/>
    </style:style>
    <style:style style:name="gr9" style:family="graphic" style:parent-style-name="objectwithoutfill">
      <style:graphic-properties svg:stroke-width="0.3cm" svg:stroke-color="#ff950e" draw:marker-start-width="1.2cm" draw:marker-end-width="1.2cm" draw:fill="none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0.496cm" fo:min-width="11.246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3.202cm" fo:min-width="10.952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2.752cm" fo:min-width="11.002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4.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3.531cm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5.425cm"/>
    </style:style>
    <style:style style:name="gr19" style:family="graphic" style:parent-style-name="standard">
      <style:graphic-properties draw:fill="solid" draw:fill-color="#ffffcc" draw:textarea-horizontal-align="center" draw:textarea-vertical-align="middle"/>
    </style:style>
    <style:style style:name="gr20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4.38cm" fo:min-width="6.908cm"/>
    </style:style>
    <style:style style:name="gr21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066cm" fo:min-width="6.908cm"/>
    </style:style>
    <style:style style:name="gr2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066cm" fo:min-width="6.908cm"/>
    </style:style>
    <style:style style:name="gr24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5cm" fo:min-width="6.9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</style:style>
    <style:style style:name="gr26" style:family="graphic" style:parent-style-name="standard">
      <style:graphic-properties draw:fill="solid" draw:fill-color="#ffffcc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6.494cm"/>
    </style:style>
    <style:style style:name="gr28" style:family="graphic" style:parent-style-name="standard">
      <style:graphic-properties draw:textarea-horizontal-align="justify" draw:textarea-vertical-align="middle" draw:auto-grow-height="false" fo:min-height="1.75cm" fo:min-width="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9.818cm"/>
    </style:style>
    <style:style style:name="gr31" style:family="graphic" style:parent-style-name="standard">
      <style:graphic-properties draw:textarea-horizontal-align="justify" draw:textarea-vertical-align="middle" draw:auto-grow-height="false" fo:min-height="1cm" fo:min-width="2.5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8.375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3.121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3.7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8.1000003814697pt"/>
    </style:style>
    <style:style style:name="P5" style:family="paragraph">
      <style:paragraph-properties fo:text-align="center"/>
    </style:style>
    <style:style style:name="P6" style:family="paragraph">
      <loext:graphic-properties draw:opacity="100%" draw:opacity-name="Transparency_20_1"/>
      <style:paragraph-properties fo:text-align="center"/>
      <style:text-properties style:font-name="HGP創英角ｺﾞｼｯｸUB" fo:font-size="24pt" style:font-name-asian="HGP創英角ｺﾞｼｯｸUB" style:font-size-asian="24pt" style:font-size-complex="24pt"/>
    </style:style>
    <style:style style:name="P7" style:family="paragraph">
      <loext:graphic-properties draw:fill="none" draw:fill-color="#ffffff"/>
      <style:text-properties style:font-name="小塚ゴシック Pro B" fo:font-size="20pt" style:font-name-asian="小塚ゴシック Pro B" style:font-size-asian="20pt" style:font-size-complex="20pt"/>
    </style:style>
    <style:style style:name="P8" style:family="paragraph">
      <loext:graphic-properties draw:fill="none" draw:fill-color="#23ff23"/>
      <style:paragraph-properties fo:text-align="center"/>
    </style:style>
    <style:style style:name="P9" style:family="paragraph">
      <loext:graphic-properties draw:fill="none" draw:fill-color="#ffffff"/>
      <style:text-properties style:font-name="小塚ゴシック Pro B" fo:font-size="16pt" style:font-name-asian="小塚ゴシック Pro B" style:font-size-asian="16pt" style:font-size-complex="16pt"/>
    </style:style>
    <style:style style:name="P10" style:family="paragraph">
      <loext:graphic-properties draw:fill="solid" draw:fill-color="#ffffcc"/>
      <style:paragraph-properties fo:text-align="center"/>
    </style:style>
    <style:style style:name="P11" style:family="paragraph">
      <loext:graphic-properties draw:fill="gradient" draw:fill-gradient-name="Gradient_20_12" draw:gradient-step-count="0"/>
      <style:paragraph-properties fo:text-align="center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text-properties style:font-name="IPAexゴシック" style:font-name-asian="IPAexゴシック"/>
    </style:style>
    <style:style style:name="P14" style:family="paragraph">
      <loext:graphic-properties draw:fill="none" draw:fill-color="#ffffff"/>
      <style:text-properties style:font-name="IPAexゴシック" style:font-name-asian="IPAexゴシック"/>
    </style:style>
    <style:style style:name="P15" style:family="paragraph">
      <style:text-properties fo:font-size="28pt" style:font-size-asian="26pt" style:font-size-complex="2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小塚ゴシック Pro B" fo:font-size="24pt" style:font-name-asian="小塚ゴシック Pro B" style:font-size-asian="24pt" style:font-size-complex="24pt"/>
    </style:style>
    <style:style style:name="P18" style:family="paragraph">
      <loext:graphic-properties draw:fill-color="#ffffff"/>
      <style:text-properties style:font-name="IPAexゴシック" style:font-name-asian="IPAexゴシック"/>
    </style:style>
    <style:style style:name="T1" style:family="text">
      <style:text-properties fo:font-size="22pt" style:font-size-asian="20pt" style:font-size-complex="22pt"/>
    </style:style>
    <style:style style:name="T2" style:family="text">
      <style:text-properties style:font-name="HGP創英角ｺﾞｼｯｸUB" fo:font-size="26pt" style:font-name-asian="HGP創英角ｺﾞｼｯｸUB" style:font-size-asian="26pt" style:font-size-complex="26pt"/>
    </style:style>
    <style:style style:name="T3" style:family="text">
      <style:text-properties style:font-name="小塚ゴシック Pro B" fo:font-size="22pt" style:font-name-asian="小塚ゴシック Pro B" style:font-size-asian="22pt" style:font-size-complex="22pt"/>
    </style:style>
    <style:style style:name="T4" style:family="text">
      <style:text-properties fo:font-size="26pt" style:font-size-asian="24pt" style:font-size-complex="32pt"/>
    </style:style>
    <style:style style:name="T5" style:family="text">
      <style:text-properties style:font-name="小塚ゴシック Pro B" fo:font-size="18pt" style:font-name-asian="小塚ゴシック Pro B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IPAexゴシック" style:font-name-asian="IPAexゴシック"/>
    </style:style>
    <style:style style:name="T8" style:family="text">
      <style:text-properties fo:font-size="28pt" style:font-size-asian="26pt" style:font-size-complex="28pt"/>
    </style:style>
    <style:style style:name="T9" style:family="text">
      <style:text-properties style:font-name="小塚ゴシック Pro B" fo:font-size="26pt" style:font-name-asian="小塚ゴシック Pro B" style:font-size-asian="26pt" style:font-size-complex="26pt"/>
    </style:style>
    <style:style style:name="T10" style:family="text">
      <style:text-properties fo:font-size="32pt" style:font-size-asian="28pt" style:font-size-complex="40pt"/>
    </style:style>
    <style:style style:name="T11" style:family="text">
      <style:text-properties style:font-name="IPAexゴシック" fo:font-size="28pt" style:font-name-asian="IPAexゴシック" style:font-size-asian="26pt" style:font-size-complex="28pt"/>
    </style:style>
    <style:style style:name="T12" style:family="text">
      <style:text-properties style:font-name="IPAexゴシック" fo:font-size="24pt" style:font-name-asian="IPAexゴシック" style:font-size-asian="22pt" style:font-size-complex="24pt"/>
    </style:style>
    <style:style style:name="T13" style:family="text">
      <style:text-properties style:font-name="IPAexゴシック" fo:font-size="22pt" style:font-name-asian="IPAexゴシック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 text:style-name="P1">Home Energy Diagnosis System<text:line-break/>省エネ診断システムの紹介</text:p>
          </draw:text-box>
        </draw:frame>
        <draw:frame presentation:style-name="pr2" draw:text-style-name="P2" draw:layer="layout" svg:width="26cm" svg:height="3.121cm" svg:x="0.5cm" svg:y="16.5cm" presentation:class="subtitle" presentation:user-transformed="true">
          <draw:text-box>
            <text:p>Hinodeya Institute for Ecolife co. ltd.</text:p>
            <text:p>有限会社ひのでやエコライフ研究所</text:p>
          </draw:text-box>
        </draw:frame>
        <draw:frame draw:style-name="gr1" draw:text-style-name="P3" draw:layer="layout" svg:width="22cm" svg:height="10.552cm" svg:x="2cm" svg:y="5.048cm">
          <draw:image xlink:href="Pictures/10000000000003D8000001D85DC4EBC300D863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elf Introduction</text:p>
          </draw:text-box>
        </draw:frame>
        <draw:frame presentation:style-name="pr4" draw:layer="layout" svg:width="16.5cm" svg:height="14cm" svg:x="0.5cm" svg:y="5.5cm" presentation:class="outline" presentation:user-transformed="true">
          <draw:text-box>
            <text:list text:style-name="L2">
              <text:list-header>
                <text:p>有限会社ひのでやエコライフ研究所</text:p>
                <text:list>
                  <text:list-item>
                    <text:p>所在地：京都</text:p>
                  </text:list-item>
                  <text:list-item>
                    <text:p>設立：1999年</text:p>
                  </text:list-item>
                  <text:list-item>
                    <text:p>スタッフ：6名</text:p>
                  </text:list-item>
                  <text:list-item>
                    <text:p>家庭で省エネに取り組むためのソフトの作成、ワークショップの開催、診断の実施等。</text:p>
                  </text:list-item>
                  <text:list-item>
                    <text:p>もっとエコライフを楽しく！</text:p>
                    <text:p/>
                    <text:p><text:span text:style-name="T1">http://www.hinodeya-ecolife.com</text:span></text:p>
                    <text:p><text:span text:style-name="T1"><text:a xlink:href="mailto:hinodeya@hinodeya-ecolife.com" xlink:type="simple">hinodeya@hinodeya-ecolife.com</text:a></text:span></text:p>
                    <text:p><text:span text:style-name="T1">+81-75-708-8152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0.082cm" svg:height="7.662cm" svg:x="17.5cm" svg:y="11cm">
          <draw:image xlink:href="Pictures/1000000000000190000001308E5D30739650D5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家庭のCO2削減における「診断」の重要性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パリ協定で大幅なCO2排出削減が求められている</text:p>
                <text:list>
                  <text:list-item>
                    <text:p>導入可能な技術や対策の組み合わせで、家庭で大幅な削減が可能であることを示せる。</text:p>
                  </text:list-item>
                </text:list>
              </text:list-item>
              <text:list-item>
                <text:p>家庭生活は人それぞれ。画一的な対策があわない。</text:p>
                <text:list>
                  <text:list-item>
                    <text:p>家庭の状況にあった対策メニューを提案し、光熱費削減効果を含めて行動を促す情報提供ができる。</text:p>
                  </text:list-item>
                </text:list>
              </text:list-item>
              <text:list-item>
                <text:p>実際に行動してもらうことが重要</text:p>
                <text:list>
                  <text:list-item>
                    <text:p>ソフトのシミュレーションや診断結果を通じて、対策を理解し納得することで、行動につながりやすくなる。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簡単です。スマホからも使えます。</text:p>
          </draw:text-box>
        </draw:frame>
        <draw:frame draw:style-name="gr1" draw:text-style-name="P3" draw:layer="layout" svg:width="13.114cm" svg:height="9cm" svg:x="0.886cm" svg:y="5cm">
          <draw:image xlink:href="Pictures/100000000000021E0000017492058101AEB71CE6.png" xlink:type="simple" xlink:show="embed" xlink:actuate="onLoad">
            <text:p/>
          </draw:image>
        </draw:frame>
        <draw:frame presentation:style-name="pr4" draw:layer="layout" svg:width="13cm" svg:height="14cm" svg:x="14.5cm" svg:y="5cm" presentation:class="outline" presentation:user-transformed="true">
          <draw:text-box>
            <text:list text:style-name="L2">
              <text:list-item>
                <text:p>目的に応じて質問を調整できます（6問～）</text:p>
                <text:list>
                  <text:list-item>
                    <text:p>機器の使い方を重視する</text:p>
                  </text:list-item>
                  <text:list-item>
                    <text:p>買い替えを重視する</text:p>
                  </text:list-item>
                  <text:list-item>
                    <text:p>平均比較を重視する</text:p>
                  </text:list-item>
                  <text:list-item>
                    <text:p>光熱費を重視する</text:p>
                  </text:list-item>
                  <text:list-item>
                    <text:p>簡易に診断することを重視する</text:p>
                  </text:list-item>
                </text:list>
              </text:list-item>
              <text:list-item>
                <text:p>続けて詳しく診断することも可能です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それぞれの生活に合わせた対策を提案できます</text:p>
          </draw:text-box>
        </draw:frame>
        <draw:frame draw:style-name="gr1" draw:text-style-name="P3" draw:layer="layout" svg:width="3.756cm" svg:height="3.544cm" svg:x="1.5cm" svg:y="5.5cm">
          <draw:image xlink:href="Pictures/100000000000008E00000086D7A1A0F2FEE5FBEB.png" xlink:type="simple" xlink:show="embed" xlink:actuate="onLoad">
            <text:p/>
          </draw:image>
        </draw:frame>
        <draw:frame draw:style-name="gr1" draw:text-style-name="P3" draw:layer="layout" svg:width="3.809cm" svg:height="3.65cm" svg:x="7.191cm" svg:y="5.35cm">
          <draw:image xlink:href="Pictures/10000000000000900000008AA8ADEC88549EC8E2.png" xlink:type="simple" xlink:show="embed" xlink:actuate="onLoad">
            <text:p/>
          </draw:image>
        </draw:frame>
        <draw:frame draw:style-name="gr1" draw:text-style-name="P3" draw:layer="layout" svg:width="3.65cm" svg:height="3.412cm" svg:x="20cm" svg:y="5.5cm">
          <draw:image xlink:href="Pictures/100000000000008A00000081276D0AF6A8018BC4.png" xlink:type="simple" xlink:show="embed" xlink:actuate="onLoad">
            <text:p/>
          </draw:image>
        </draw:frame>
        <draw:frame draw:style-name="gr1" draw:text-style-name="P3" draw:layer="layout" svg:width="3.227cm" svg:height="3.385cm" svg:x="14cm" svg:y="5.615cm">
          <draw:image xlink:href="Pictures/100000000000007A00000080AEF763E5ECCAE771.png" xlink:type="simple" xlink:show="embed" xlink:actuate="onLoad">
            <text:p/>
          </draw:image>
        </draw:frame>
        <draw:frame draw:style-name="gr1" draw:text-style-name="P3" draw:layer="layout" svg:width="4.5cm" svg:height="3.861cm" svg:x="19.5cm" svg:y="14.775cm">
          <draw:image xlink:href="Pictures/1000000000000234000001E40266F9D6E5D76F70.png" xlink:type="simple" xlink:show="embed" xlink:actuate="onLoad">
            <text:p/>
          </draw:image>
        </draw:frame>
        <draw:frame draw:style-name="gr1" draw:text-style-name="P3" draw:layer="layout" svg:width="5.055cm" svg:height="4.572cm" svg:x="7cm" svg:y="14.453cm">
          <draw:image xlink:href="Pictures/100000000000024C000002140C646C1EF1371748.png" xlink:type="simple" xlink:show="embed" xlink:actuate="onLoad">
            <text:p/>
          </draw:image>
        </draw:frame>
        <draw:frame draw:style-name="gr1" draw:text-style-name="P3" draw:layer="layout" svg:width="5.585cm" svg:height="3.951cm" svg:x="13cm" svg:y="14.5cm">
          <draw:image xlink:href="Pictures/10000000000006400000046CBBF754840B3AC803.png" xlink:type="simple" xlink:show="embed" xlink:actuate="onLoad">
            <text:p/>
          </draw:image>
        </draw:frame>
        <draw:frame draw:style-name="gr1" draw:text-style-name="P3" draw:layer="layout" svg:width="4.361cm" svg:height="5.234cm" svg:x="1.139cm" svg:y="13.5cm">
          <draw:image xlink:href="Pictures/10000000000003E8000004B028E97860C091BE6A.png" xlink:type="simple" xlink:show="embed" xlink:actuate="onLoad">
            <text:p/>
          </draw:image>
        </draw:frame>
        <draw:line draw:style-name="gr3" draw:text-style-name="P3" draw:layer="layout" svg:x1="5.5cm" svg:y1="14.5cm" svg:x2="15cm" svg:y2="9cm">
          <text:p/>
        </draw:line>
        <draw:line draw:style-name="gr3" draw:text-style-name="P3" draw:layer="layout" svg:x1="4.5cm" svg:y1="13.5cm" svg:x2="8.5cm" svg:y2="9cm">
          <text:p/>
        </draw:line>
        <draw:line draw:style-name="gr3" draw:text-style-name="P3" draw:layer="layout" svg:x1="3cm" svg:y1="13.5cm" svg:x2="2.5cm" svg:y2="9cm">
          <text:p/>
        </draw:line>
        <draw:line draw:style-name="gr3" draw:text-style-name="P3" draw:layer="layout" svg:x1="15.5cm" svg:y1="14cm" svg:x2="9.5cm" svg:y2="9cm">
          <text:p/>
        </draw:line>
        <draw:line draw:style-name="gr4" draw:text-style-name="P3" draw:layer="layout" svg:x1="22cm" svg:y1="14.5cm" svg:x2="22cm" svg:y2="9cm">
          <text:p/>
        </draw:line>
        <draw:line draw:style-name="gr4" draw:text-style-name="P3" draw:layer="layout" svg:x1="21cm" svg:y1="14.5cm" svg:x2="15.5cm" svg:y2="9cm">
          <text:p/>
        </draw:line>
        <draw:line draw:style-name="gr5" draw:text-style-name="P3" draw:layer="layout" svg:x1="8.5cm" svg:y1="14.5cm" svg:x2="4cm" svg:y2="9cm">
          <text:p/>
        </draw:line>
        <draw:line draw:style-name="gr5" draw:text-style-name="P3" draw:layer="layout" svg:x1="10.5cm" svg:y1="14.5cm" svg:x2="9cm" svg:y2="9cm">
          <text:p/>
        </draw:line>
        <draw:line draw:style-name="gr5" draw:text-style-name="P3" draw:layer="layout" svg:x1="12cm" svg:y1="14.5cm" svg:x2="21cm" svg:y2="9.5cm">
          <text:p/>
        </draw:line>
        <draw:custom-shape draw:style-name="gr6" draw:text-style-name="P6" draw:layer="layout" svg:width="24.5cm" svg:height="2cm" svg:x="1cm" svg:y="10.9cm">
          <text:p text:style-name="P5"><text:span text:style-name="T2">省エネ診断システ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生活スタイルあわせて違った提案が計算されます</text:p>
          </draw:text-box>
        </draw:frame>
        <draw:frame draw:style-name="gr1" draw:text-style-name="P3" draw:layer="layout" svg:width="11.708cm" svg:height="13.526cm" svg:x="1.292cm" svg:y="4.474cm">
          <draw:image xlink:href="Pictures/100000000000016F000001A87E8611DF90EDDE2D.png" xlink:type="simple" xlink:show="embed" xlink:actuate="onLoad">
            <text:p/>
          </draw:image>
        </draw:frame>
        <draw:frame draw:style-name="gr7" draw:text-style-name="P7" draw:layer="layout" svg:width="9.821cm" svg:height="1.026cm" svg:x="1.223cm" svg:y="18.478cm">
          <draw:text-box>
            <text:p><text:span text:style-name="T3">寒冷地・戸建て・</text:span><text:span text:style-name="T3">4</text:span><text:span text:style-name="T3">人家族</text:span></text:p>
          </draw:text-box>
        </draw:frame>
        <draw:frame draw:style-name="gr1" draw:text-style-name="P3" draw:layer="layout" svg:width="12cm" svg:height="13.633cm" svg:x="14cm" svg:y="4.465cm">
          <draw:image xlink:href="Pictures/100000000000016F000001A15313F2DB8DCAA319.png" xlink:type="simple" xlink:show="embed" xlink:actuate="onLoad">
            <text:p/>
          </draw:image>
        </draw:frame>
        <draw:frame draw:style-name="gr8" draw:text-style-name="P7" draw:layer="layout" svg:width="9.024cm" svg:height="1.026cm" svg:x="13.976cm" svg:y="18.478cm">
          <draw:text-box>
            <text:p><text:span text:style-name="T3">温暖地・集合・単身世帯</text:span></text:p>
          </draw:text-box>
        </draw:frame>
        <draw:line draw:style-name="gr9" draw:text-style-name="P3" draw:layer="layout" svg:x1="12.5cm" svg:y1="11cm" svg:x2="14.5cm" svg:y2="10cm">
          <text:p/>
        </draw:line>
        <draw:line draw:style-name="gr9" draw:text-style-name="P3" draw:layer="layout" svg:x1="12.5cm" svg:y1="16cm" svg:x2="14.5cm" svg:y2="14.5cm">
          <text:p/>
        </draw:line>
        <draw:custom-shape draw:style-name="gr10" draw:text-style-name="P8" draw:layer="layout" svg:width="12cm" svg:height="1cm" svg:x="1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2cm" svg:height="4cm" svg:x="1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2cm" svg:height="3.5cm" svg:x="1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画面例：　スマホ簡易モード<text:line-break/><text:span text:style-name="T4">http://www.hinodeya-ecolife.com/diagnosis/?v=3</text:span></text:p>
          </draw:text-box>
        </draw:frame>
        <draw:frame draw:style-name="gr13" draw:text-style-name="P7" draw:layer="layout" svg:width="5.15cm" svg:height="1.026cm" svg:x="1.399cm" svg:y="17.5cm">
          <draw:text-box>
            <text:p><text:span text:style-name="T3">質問への回答</text:span></text:p>
          </draw:text-box>
        </draw:frame>
        <draw:frame draw:style-name="gr14" draw:text-style-name="P7" draw:layer="layout" svg:width="6cm" svg:height="3.335cm" svg:x="10cm" svg:y="17.665cm">
          <draw:text-box>
            <text:p><text:span text:style-name="T3">内訳・平均比較</text:span></text:p>
          </draw:text-box>
        </draw:frame>
        <draw:frame draw:style-name="gr1" draw:text-style-name="P3" draw:layer="layout" svg:width="9.699cm" svg:height="13.464cm" svg:x="17.801cm" svg:y="4.536cm">
          <draw:image xlink:href="Pictures/1000000000000218000002E84D9467E405AE5B36.png" xlink:type="simple" xlink:show="embed" xlink:actuate="onLoad">
            <text:p/>
          </draw:image>
        </draw:frame>
        <draw:frame draw:style-name="gr1" draw:text-style-name="P3" draw:layer="layout" svg:width="8.639cm" svg:height="9.523cm" svg:x="0cm" svg:y="4.577cm">
          <draw:image xlink:href="Pictures/10000000000002240000025C440D95F27D8F863B.png" xlink:type="simple" xlink:show="embed" xlink:actuate="onLoad">
            <text:p/>
          </draw:image>
        </draw:frame>
        <draw:frame draw:style-name="gr1" draw:text-style-name="P3" draw:layer="layout" svg:width="8.516cm" svg:height="11.452cm" svg:x="9cm" svg:y="4.548cm">
          <draw:image xlink:href="Pictures/1000000000000213000002CA45E3768F2318B9BB.png" xlink:type="simple" xlink:show="embed" xlink:actuate="onLoad">
            <text:p/>
          </draw:image>
        </draw:frame>
        <draw:frame draw:style-name="gr15" draw:text-style-name="P7" draw:layer="layout" svg:width="6.5cm" svg:height="1.026cm" svg:x="19cm" svg:y="17.978cm">
          <draw:text-box>
            <text:p><text:span text:style-name="T3">効果的な対策</text:span></text:p>
          </draw:text-box>
        </draw:frame>
        <draw:frame draw:style-name="gr16" draw:text-style-name="P9" draw:layer="layout" svg:width="24.031cm" svg:height="0.886cm" svg:x="1.469cm" svg:y="19cm">
          <draw:text-box>
            <text:p><text:span text:style-name="T5">※</text:span><text:span text:style-name="T5">順番にマウス操作するだけで、グラフや対策結果が表示されます。</text:span></text:p>
          </draw:text-box>
        </draw:frame>
        <draw:custom-shape draw:style-name="gr17" draw:text-style-name="P5" draw:layer="layout" svg:width="2cm" svg:height="1.5cm" svg:x="7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5" draw:layer="layout" svg:width="2cm" svg:height="1.5cm" svg:x="16.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画面は切り替えられます（PC一覧モード）<text:line-break/><text:span text:style-name="T4">http://www.hinodeya-ecolife.com/diagnosis/?v=2</text:span></text:p>
          </draw:text-box>
        </draw:frame>
        <draw:frame draw:style-name="gr1" draw:text-style-name="P3" draw:layer="layout" svg:width="23.5cm" svg:height="11.272cm" svg:x="1.7cm" svg:y="4.728cm">
          <draw:image xlink:href="Pictures/10000000000003D8000001D85DC4EBC300D86357.png" xlink:type="simple" xlink:show="embed" xlink:actuate="onLoad">
            <text:p/>
          </draw:image>
        </draw:frame>
        <draw:frame draw:style-name="gr13" draw:text-style-name="P7" draw:layer="layout" svg:width="5.15cm" svg:height="1.026cm" svg:x="1.399cm" svg:y="16.5cm">
          <draw:text-box>
            <text:p><text:span text:style-name="T3">質問への回答</text:span></text:p>
          </draw:text-box>
        </draw:frame>
        <draw:frame draw:style-name="gr18" draw:text-style-name="P7" draw:layer="layout" svg:width="5.925cm" svg:height="1.801cm" svg:x="8.85cm" svg:y="16.5cm">
          <draw:text-box>
            <text:p><text:span text:style-name="T3">内訳・平均比較</text:span></text:p>
            <text:p><text:span text:style-name="T3"/></text:p>
          </draw:text-box>
        </draw:frame>
        <draw:frame draw:style-name="gr8" draw:text-style-name="P7" draw:layer="layout" svg:width="9.024cm" svg:height="1.026cm" svg:x="16cm" svg:y="16.5cm">
          <draw:text-box>
            <text:p><text:span text:style-name="T3">効果的な対策とその選択</text:span></text:p>
          </draw:text-box>
        </draw:frame>
        <draw:frame draw:style-name="gr16" draw:text-style-name="P9" draw:layer="layout" svg:width="24.124cm" svg:height="0.886cm" svg:x="1.469cm" svg:y="18.614cm">
          <draw:text-box>
            <text:p><text:span text:style-name="T5">※</text:span><text:span text:style-name="T5">値を設定すると、リアルタイムで再計算され、グラフや対策が再表示されま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2削減行動を促す仕掛けがあります</text:p>
          </draw:text-box>
        </draw:frame>
        <draw:frame presentation:style-name="pr4" draw:layer="layout" svg:width="26cm" svg:height="14cm" svg:x="1cm" svg:y="5cm" presentation:class="outline" presentation:user-transformed="true">
          <draw:text-box>
            <text:list text:style-name="L2">
              <text:list-item>
                <text:p>「お得」になる情報提供で関心を引きつける</text:p>
                <text:list>
                  <text:list-item>
                    <text:p>平均的世帯の光熱費削減効果を提示する。</text:p>
                  </text:list-item>
                </text:list>
              </text:list-item>
              <text:list-item>
                <text:p>まわりの家庭との比較</text:p>
                <text:list>
                  <text:list-item>
                    <text:p>環境心理学分野では周囲の規範が行動を促すことが知られている。</text:p>
                  </text:list-item>
                </text:list>
              </text:list-item>
              <text:list-item>
                <text:p>簡単な操作で対策効果をシミュレート</text:p>
                <text:list>
                  <text:list-item>
                    <text:p>対策を複数実施した場合の効果を、リアルタイムで計算でき、自分にあった組み合わせを作れます。</text:p>
                  </text:list-item>
                </text:list>
              </text:list-item>
              <text:list-item>
                <text:p>オーダーメイドであなたのための提案書の作成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省エネ診断システムの概要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無償で提供</text:p>
              </text:list-item>
              <text:list-item>
                <text:p>PC、Mac、スマートフォンから操作可能</text:p>
              </text:list-item>
              <text:list-item>
                <text:p>WEBサービス、アプリとして提供可能</text:p>
              </text:list-item>
              <text:list-item>
                <text:p>市民が直接さわって使えるほか、アドバイザーが診断のためのツールとして使う活用もあり</text:p>
              </text:list-item>
              <text:list-item>
                <text:p>簡易画面から詳細画面まで多様な診断画面を用意</text:p>
              </text:list-item>
              <text:list-item>
                <text:p>設定ファイルにより、簡易に言語や地域の変更可能（日本語・中国語・英語・フランス語版がテスト公開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polygon draw:style-name="gr19" draw:text-style-name="P10" draw:layer="layout" svg:width="21.499cm" svg:height="7.999cm" svg:x="5cm" svg:y="6.7cm" svg:viewBox="0 0 21500 8000" draw:points="0,0 0,8000 11500,8000 11500,8000 21500,8000 21500,0">
          <text:p/>
        </draw:polygon>
        <draw:frame presentation:style-name="pr1" draw:layer="layout" svg:width="26cm" svg:height="2.663cm" svg:x="1cm" svg:y="0.837cm" presentation:class="title">
          <draw:text-box>
            <text:p>省エネ診断ソフトの構造</text:p>
          </draw:text-box>
        </draw:frame>
        <draw:custom-shape draw:style-name="gr20" draw:text-style-name="P11" draw:layer="layout" svg:width="8cm" svg:height="5cm" svg:x="17.5cm" svg:y="6.9cm">
          <text:p text:style-name="P5">診断共通ロジック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8cm" svg:height="2.5cm" svg:x="17.5cm" svg:y="11.9cm">
          <text:p text:style-name="P5">デフォルト設定</text:p>
          <text:p text:style-name="P5">（対策70種、質問50種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2" draw:text-style-name="P3" draw:layer="layout" svg:x1="21.5cm" svg:y1="15.9cm" svg:x2="21.5cm" svg:y2="14.4cm">
          <text:p/>
        </draw:line>
        <draw:custom-shape draw:style-name="gr23" draw:text-style-name="P5" draw:layer="layout" svg:width="8cm" svg:height="2.5cm" svg:x="17.5cm" svg:y="16cm">
          <text:p text:style-name="P5">追加設定</text:p>
          <text:p text:style-name="P5">（地域、言語ごと設定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8cm" svg:height="2.5cm" svg:x="5.5cm" svg:y="10.9cm">
          <text:p text:style-name="P5">診断デザイン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1" draw:layer="layout" svg:width="8cm" svg:height="2.7cm" svg:x="5.5cm" svg:y="6.9cm">
          <text:p text:style-name="P5">共通コンポーネント生成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2" draw:text-style-name="P3" draw:layer="layout" svg:x1="9.5cm" svg:y1="9.5cm" svg:x2="9.5cm" svg:y2="11.2cm">
          <text:p/>
        </draw:line>
        <draw:line draw:style-name="gr22" draw:text-style-name="P3" draw:layer="layout" svg:x1="14.5cm" svg:y1="12.6cm" svg:x2="17.5cm" svg:y2="11.1cm">
          <text:p/>
        </draw:line>
        <draw:line draw:style-name="gr22" draw:text-style-name="P3" draw:layer="layout" svg:x1="17.5cm" svg:y1="8.9cm" svg:x2="13.5cm" svg:y2="8.9cm">
          <text:p/>
        </draw:line>
        <draw:frame draw:style-name="gr25" draw:text-style-name="P12" draw:layer="layout" svg:width="3cm" svg:height="1.005cm" svg:x="14cm" svg:y="10.6cm">
          <draw:text-box>
            <text:p><text:span text:style-name="T6">計算実行</text:span></text:p>
          </draw:text-box>
        </draw:frame>
        <draw:custom-shape draw:style-name="gr21" draw:text-style-name="P11" draw:layer="layout" svg:width="8cm" svg:height="2.5cm" svg:x="6cm" svg:y="11.4cm">
          <text:p text:style-name="P5">診断デザイン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8cm" svg:height="2.5cm" svg:x="6.5cm" svg:y="11.9cm">
          <text:p text:style-name="P5">診断画面デザイン</text:p>
          <text:p text:style-name="P5">（切り替え可能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0" draw:layer="layout" svg:width="2cm" svg:height="2cm" svg:x="0.5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2" draw:text-style-name="P3" draw:layer="layout" svg:x1="3cm" svg:y1="12.6cm" svg:x2="5cm" svg:y2="12.6cm">
          <text:p/>
        </draw:line>
        <draw:frame draw:style-name="gr25" draw:text-style-name="P12" draw:layer="layout" svg:width="3cm" svg:height="1.005cm" svg:x="2.5cm" svg:y="11cm">
          <draw:text-box>
            <text:p><text:span text:style-name="T6">利用</text:span></text:p>
          </draw:text-box>
        </draw:frame>
        <draw:frame draw:style-name="gr25" draw:text-style-name="P12" draw:layer="layout" svg:width="3cm" svg:height="1.005cm" svg:x="14cm" svg:y="7.8cm">
          <draw:text-box>
            <text:p><text:span text:style-name="T6">結果取得</text:span></text:p>
          </draw:text-box>
        </draw:frame>
        <draw:frame draw:style-name="gr25" draw:text-style-name="P12" draw:layer="layout" svg:width="3cm" svg:height="1.005cm" svg:x="22cm" svg:y="15.095cm">
          <draw:text-box>
            <text:p><text:span text:style-name="T6">設定上書</text:span></text:p>
          </draw:text-box>
        </draw:frame>
        <draw:frame draw:style-name="gr25" draw:text-style-name="P12" draw:layer="layout" svg:width="3cm" svg:height="1.005cm" svg:x="17cm" svg:y="15.095cm">
          <draw:text-box>
            <text:p><text:span text:style-name="T6">言語対応</text:span></text:p>
          </draw:text-box>
        </draw:frame>
        <draw:frame draw:style-name="gr27" draw:text-style-name="P14" draw:layer="layout" svg:width="27.172cm" svg:height="1.733cm" svg:x="0.5cm" svg:y="4.702cm">
          <draw:text-box>
            <text:p text:style-name="P13"><text:span text:style-name="T7">ベースシステムを元に、設定によりデザイン、提案内容、言語を切り替えることが可能です。</text:span></text:p>
            <text:p text:style-name="P13"><text:span text:style-name="T7">新しい対策や、詳しい診断など、自由に設計できます。</text:span></text:p>
          </draw:text-box>
        </draw:frame>
        <draw:custom-shape draw:style-name="gr28" draw:text-style-name="P5" draw:layer="layout" svg:width="7.5cm" svg:height="2cm" svg:x="6.5cm" svg:y="16.1cm">
          <text:p text:style-name="P5">EXCEL管理シート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7.501cm" svg:y1="16.4cm" svg:x2="14.5cm" svg:y2="14.1cm">
          <text:p/>
        </draw:line>
        <draw:line draw:style-name="gr22" draw:text-style-name="P3" draw:layer="layout" svg:x1="21.5cm" svg:y1="15.901cm" svg:x2="21.5cm" svg:y2="14.401cm">
          <text:p/>
        </draw:line>
        <draw:frame draw:style-name="gr25" draw:text-style-name="P12" draw:layer="layout" svg:width="3cm" svg:height="1.005cm" svg:x="14.5cm" svg:y="17.1cm">
          <draw:text-box>
            <text:p><text:span text:style-name="T6">一括設定</text:span></text:p>
          </draw:text-box>
        </draw:frame>
        <draw:line draw:style-name="gr22" draw:text-style-name="P3" draw:layer="layout" svg:x1="14cm" svg:y1="17.1cm" svg:x2="17.5cm" svg:y2="17.1cm">
          <text:p/>
        </draw:line>
        <draw:frame draw:style-name="gr29" draw:text-style-name="P12" draw:layer="layout" svg:width="3cm" svg:height="1.759cm" svg:x="2cm" svg:y="7.1cm">
          <draw:text-box>
            <text:p><text:span text:style-name="T6">ベース</text:span></text:p>
            <text:p><text:span text:style-name="T6">システム</text:span></text:p>
          </draw:text-box>
        </draw:frame>
        <draw:frame draw:style-name="gr25" draw:text-style-name="P12" draw:layer="layout" svg:width="3cm" svg:height="1.005cm" svg:x="6.5cm" svg:y="9.7cm">
          <draw:text-box>
            <text:p><text:span text:style-name="T6">表示情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言語・地域対応させるためのサポートキット</text:p>
          </draw:text-box>
        </draw:frame>
        <draw:frame presentation:style-name="pr4" draw:layer="layout" svg:width="13.5cm" svg:height="14cm" svg:x="13.5cm" svg:y="5.5cm" presentation:class="outline" presentation:user-transformed="true">
          <draw:text-box>
            <text:list text:style-name="L2">
              <text:list-item>
                <text:p>EXCELファイルで、言語・地域に合わせた診断ソフトを設計できます</text:p>
                <text:list>
                  <text:list-item>
                    <text:p>よく使われる家電製品、生活スタイルの設定</text:p>
                  </text:list-item>
                  <text:list-item>
                    <text:p>通貨の設定</text:p>
                  </text:list-item>
                  <text:list-item>
                    <text:p>翻訳（機械翻訳から調整）</text:p>
                  </text:list-item>
                  <text:list-item>
                    <text:p>推奨されている対策</text:p>
                  </text:list-item>
                  <text:list-item>
                    <text:p>最短2日でサイト作成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5cm" svg:height="14.489cm" svg:x="0.8cm" svg:y="5.109cm">
          <draw:image xlink:href="Pictures/100000000000029D000002CE52FC39C42F269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省エネ診断システムの導入のメリット</text:p>
          </draw:text-box>
        </draw:frame>
        <draw:frame presentation:style-name="pr4" draw:layer="layout" svg:width="26cm" svg:height="14cm" svg:x="1cm" svg:y="5cm" presentation:class="outline" presentation:user-transformed="true">
          <draw:text-box>
            <text:list text:style-name="L2">
              <text:list-item>
                <text:p>【削減】家庭における大幅CO2削減に向けた、具体的対策が検討できる。平均20％程度のCO2削減効果をあげた実績（環境省）。</text:p>
              </text:list-item>
              <text:list-item>
                <text:p>【コスト】インターネットに設置するだけで、多くの人に利用してもらえる。基本システムは無償。</text:p>
              </text:list-item>
              <text:list-item>
                <text:p>【柔軟対応】外部設定ファイル(EXCEL)で修正が可能。新規機種や価格変動などにも容易に対応できる。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ベースとなった「うちエコ診断ソフト」<text:span text:style-name="T4">(c)</text:span><text:span text:style-name="T4">環境省</text:span><text:span text:style-name="T4"><text:line-break/></text:span>の実績(since 2008)　</text:p>
          </draw:text-box>
        </draw:frame>
        <draw:frame draw:style-name="gr1" draw:text-style-name="P3" draw:layer="layout" svg:width="22.934cm" svg:height="14.531cm" svg:x="2.5cm" svg:y="5cm">
          <draw:image xlink:href="Pictures/10000000000003A30000024EB86E8D3D93564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実施概要</text:p>
          </draw:text-box>
        </draw:frame>
        <draw:frame draw:style-name="gr1" draw:text-style-name="P3" draw:layer="layout" svg:width="13cm" svg:height="9.333cm" svg:x="14.5cm" svg:y="9.167cm">
          <draw:image xlink:href="Pictures/1000000000000118000000C96D6E07CA533ED94D.png" xlink:type="simple" xlink:show="embed" xlink:actuate="onLoad">
            <text:p/>
          </draw:image>
        </draw:frame>
        <draw:frame presentation:style-name="pr4" draw:text-style-name="P15" draw:layer="layout" svg:width="13cm" svg:height="14cm" svg:x="1cm" svg:y="5.5cm" presentation:class="outline" presentation:user-transformed="true">
          <draw:text-box>
            <text:list text:style-name="L2">
              <text:list-item>
                <text:p><text:span text:style-name="T8">診断は、約</text:span><text:span text:style-name="T8">100</text:span><text:span text:style-name="T8">問のアンケート回答をもとに、「うちエコ診断ソフト」を使い、家庭にとって効果的な</text:span><text:span text:style-name="T8">CO2</text:span><text:span text:style-name="T8">削減対策を提案する。</text:span></text:p>
              </text:list-item>
              <text:list-item>
                <text:p><text:span text:style-name="T8">約</text:span><text:span text:style-name="T8">1</text:span><text:span text:style-name="T8">時間の対面診断。</text:span></text:p>
              </text:list-item>
              <text:list-item>
                <text:p><text:span text:style-name="T8">2016</text:span><text:span text:style-name="T8">年度実績で、資格を持つ診断士が</text:span><text:span text:style-name="T8">1230</text:span><text:span text:style-name="T8">名、年間</text:span><text:span text:style-name="T8">8543</text:span><text:span text:style-name="T8">件の診断を全国で実施中。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ソフトの内容と効果</text:p>
          </draw:text-box>
        </draw:frame>
        <draw:frame presentation:style-name="pr4" draw:layer="layout" svg:width="13.5cm" svg:height="12cm" svg:x="0.5cm" svg:y="5.5cm" presentation:class="outline" presentation:user-transformed="true">
          <draw:text-box>
            <text:list text:style-name="L2">
              <text:list-item>
                <text:p><text:span text:style-name="T8">家庭向けの</text:span><text:span text:style-name="T8">109</text:span><text:span text:style-name="T8">種類の対策効果を計算し、効果および光熱費削減が大きい順に提示。</text:span></text:p>
              </text:list-item>
              <text:list-item>
                <text:p><text:span text:style-name="T8">取り組みやすい項目をサジェスト</text:span></text:p>
              </text:list-item>
              <text:list-item>
                <text:p><text:span text:style-name="T8">3</text:span><text:span text:style-name="T8">ヶ月後アンケートの実績で、世帯あたり</text:span><text:span text:style-name="T8">1156kg</text:span><text:span text:style-name="T8">（約</text:span><text:span text:style-name="T8">20%)</text:span><text:span text:style-name="T8">の</text:span><text:span text:style-name="T8">CO2</text:span><text:span text:style-name="T8">削減が達成</text:span><text:span text:style-name="T8">(2016</text:span><text:span text:style-name="T8">年度）。</text:span></text:p>
              </text:list-item>
            </text:list>
          </draw:text-box>
        </draw:frame>
        <draw:frame draw:style-name="gr1" draw:text-style-name="P3" draw:layer="layout" svg:width="12.774cm" svg:height="12.774cm" svg:x="14.5cm" svg:y="5.226cm">
          <draw:image xlink:href="Pictures/10000000000001D0000001D004C87616ED5C8792.png" xlink:type="simple" xlink:show="embed" xlink:actuate="onLoad">
            <text:p/>
          </draw:image>
        </draw:frame>
        <draw:frame draw:style-name="gr30" draw:text-style-name="P16" draw:layer="layout" svg:width="20.319cm" svg:height="1.953cm" svg:x="0.182cm" svg:y="17.5cm">
          <draw:text-box>
            <text:p>【参考】うちエコ診断ロジック検証WG報告書</text:p>
            <text:p>　　http//www.uchieco-shindan.go.jp/kikan/files/uchiecoLogic2014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経緯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8">2008</text:span><text:span text:style-name="T8">年に</text:span><text:span text:style-name="T8">IGES</text:span><text:span text:style-name="T8">（地球環境戦略研究機関）と「うちエコ診断ソフト」を作成。兵庫県で展開。</text:span></text:p>
              </text:list-item>
              <text:list-item>
                <text:p><text:span text:style-name="T8">2010</text:span><text:span text:style-name="T8">年より環境省を通じて全国展開。</text:span></text:p>
              </text:list-item>
              <text:list-item>
                <text:p><text:span text:style-name="T8">2014</text:span><text:span text:style-name="T8">年「家庭エコ診断制度」の中に位置づけられ、診断士制度も発足。</text:span></text:p>
              </text:list-item>
              <text:list-item>
                <text:p><text:span text:style-name="T8">2016</text:span><text:span text:style-name="T8">年、国の地球温暖化対策計画にて、</text:span><text:span text:style-name="T8">2030</text:span><text:span text:style-name="T8">年までに累積</text:span><text:span text:style-name="T8">400</text:span><text:span text:style-name="T8">万世帯の診断実施を目標に掲げられる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限界を超えるために</text:p>
          </draw:text-box>
        </draw:frame>
        <draw:frame presentation:style-name="pr4" draw:layer="layout" svg:width="26cm" svg:height="10cm" svg:x="1cm" svg:y="5.5cm" presentation:class="outline" presentation:user-transformed="true">
          <draw:text-box>
            <text:list text:style-name="L2">
              <text:list-item>
                <text:p>著作権が国のものとなり、公的なスキームが固まっているため、改善が積極的にされない。</text:p>
              </text:list-item>
              <text:list-item>
                <text:p>初期設計から要望に応じて機能追加を重ねたことで、内部構造が複雑化している。このため、維持管理が困難であり、多様な地域や言語への対応が難しい。</text:p>
              </text:list-item>
              <text:list-item>
                <text:p>ITの進展に対応できていない。</text:p>
              </text:list-item>
              <text:list-item>
                <text:p>診断士しか使えず、だれでも自由に使えるものでない。</text:p>
              </text:list-item>
            </text:list>
          </draw:text-box>
        </draw:frame>
        <draw:custom-shape draw:style-name="gr31" draw:text-style-name="P5" draw:layer="layout" svg:width="3.5cm" svg:height="2.5cm" svg:x="3.9cm" svg:y="15.8cm">
          <text:p/>
          <draw:enhanced-geometry svg:viewBox="0 0 21600 21600" draw:text-areas="0 ?f0 ?f5 ?f2" draw:type="right-arrow" draw:modifiers="14214.9100257069 5043.742502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7" draw:layer="layout" svg:width="18.875cm" svg:height="2.089cm" svg:x="8.51cm" svg:y="16.121cm">
          <draw:text-box>
            <text:p><text:span text:style-name="T9">独自の省エネ診断ソフト（本ソフト）を</text:span></text:p>
            <text:p><text:span text:style-name="T9">はじめから設計しなおして開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pan text:style-name="T10">家庭の</text:span><text:span text:style-name="T10">CO2</text:span><text:span text:style-name="T10">削減のために、持続可能な世界のために</text:span></text:p>
          </draw:text-box>
        </draw:frame>
        <draw:frame presentation:style-name="pr6" draw:text-style-name="P18" draw:layer="layout" svg:width="26cm" svg:height="13.725cm" svg:x="1cm" svg:y="6.001cm" presentation:class="subtitle" presentation:user-transformed="true">
          <draw:text-box>
            <text:p text:style-name="P13"><text:span text:style-name="T7">より豊かに暮らし続けるため</text:span></text:p>
            <text:p text:style-name="P13"><text:span text:style-name="T7"/></text:p>
            <text:p text:style-name="P13"><text:span text:style-name="T7">知恵を集めて</text:span></text:p>
            <text:p text:style-name="P13"><text:span text:style-name="T7"/></text:p>
            <text:p text:style-name="P13"><text:span text:style-name="T7">広く提供します</text:span></text:p>
            <text:p text:style-name="P13"><text:span text:style-name="T7"/></text:p>
            <text:p text:style-name="P13"><text:span text:style-name="T11">有限会社ひのでやエコライフ研究所</text:span></text:p>
            <text:p text:style-name="P13"><text:span text:style-name="T11">hinodeya@hinodeya-ecolife.com</text:span></text:p>
            <text:p text:style-name="P13"><text:span text:style-name="T12"><text:s text:c="13"/></text:span></text:p>
            <text:p text:style-name="P13"><text:span text:style-name="T12">中国語版（開発中）</text:span></text:p>
            <text:p text:style-name="P13"><text:span text:style-name="T13">スマホ簡易版：</text:span><text:span text:style-name="T13">http://www.hinodeya-ecolife.com/diagnosis/?lang=zh</text:span></text:p>
            <text:p text:style-name="P13"><text:span text:style-name="T13">一覧版：</text:span><text:span text:style-name="T13">http://www.hinodeya-ecolife.com/diagnosis/?lang=zh&amp;v=2</text:span></text:p>
            <text:p text:style-name="P13"><text:span text:style-name="T13">詳細版：</text:span><text:span text:style-name="T13">http://www.hinodeya-ecolife.com/diagnosis/?lang=zh&amp;v=0</text:span></text:p>
            <text:p text:style-name="P13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HGP創英角ｺﾞｼｯｸUB" svg:font-family="HGP創英角ｺﾞｼｯｸUB" style:font-family-generic="modern" style:font-pitch="variable"/>
    <style:font-face style:name="IPAexゴシック" svg:font-family="IPAexゴシック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小塚ゴシック Pro B" svg:font-family="'小塚ゴシック Pro B'" style:font-family-generic="swiss" style:font-pitch="variable"/>
    <style:font-face style:name="小塚ゴシック Pro M" svg:font-family="'小塚ゴシック Pro M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2" draw:display-name="Gradient 12" draw:style="rectangular" draw:cx="50%" draw:cy="50%" draw:start-color="#ccffff" draw:end-color="#ffffff" draw:start-intensity="100%" draw:end-intensity="100%" draw:angle="28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gradient" draw:fill-color="#23ff23" draw:fill-gradient-name="Square_20_yellow_2f_white" draw:gradient-step-count="0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IPAexゴシック" fo:font-family="IPAexゴシック" style:font-family-generic="modern" style:font-pitch="variable" fo:font-size="32pt" fo:font-style="normal" fo:text-shadow="none" style:text-underline-style="none" fo:font-weight="600" style:letter-kerning="true" style:font-name-asian="IPAexゴシック" style:font-family-asian="IPAexゴシック" style:font-family-generic-asian="modern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IPAexゴシック" fo:font-family="IPAexゴシック" style:font-family-generic="modern" style:font-pitch="variable" fo:font-size="28pt" fo:font-weight="normal" style:font-name-asian="IPAexゴシック" style:font-family-asian="IPAexゴシック" style:font-family-generic-asian="modern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IPAexゴシック" fo:font-family="IPAexゴシック" style:font-family-generic="modern" style:font-pitch="variable" fo:font-size="24pt" style:font-name-asian="IPAexゴシック" style:font-family-asian="IPAexゴシック" style:font-family-generic-asian="modern" style:font-pitch-asian="variable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style:font-name="IPAexゴシック" fo:font-family="IPAexゴシック" style:font-family-generic="modern" style:font-pitch="variable" fo:font-size="20pt" style:font-name-asian="IPAexゴシック" style:font-family-asian="IPAexゴシック" style:font-family-generic-asian="modern" style:font-pitch-asian="variable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style:font-name="IPAexゴシック" fo:font-family="IPAexゴシック" style:font-family-generic="modern" style:font-pitch="variable" fo:font-size="20pt" style:font-name-asian="IPAexゴシック" style:font-family-asian="IPAexゴシック" style:font-family-generic-asian="modern" style:font-pitch-asian="variable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style:font-name="IPAexゴシック" fo:font-family="IPAexゴシック" style:font-family-generic="modern" style:font-pitch="variable" fo:font-size="20pt" style:font-name-asian="IPAexゴシック" style:font-family-asian="IPAexゴシック" style:font-family-generic-asian="modern" style:font-pitch-asian="variable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style:font-name="IPAexゴシック" fo:font-family="IPAexゴシック" style:font-family-generic="modern" style:font-pitch="variable" fo:font-size="20pt" style:font-name-asian="IPAexゴシック" style:font-family-asian="IPAexゴシック" style:font-family-generic-asian="modern" style:font-pitch-asian="variable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HGP創英角ｺﾞｼｯｸUB" fo:font-family="HGP創英角ｺﾞｼｯｸUB" style:font-family-generic="modern" style:font-pitch="variable" fo:font-size="36pt" fo:font-style="normal" fo:text-shadow="none" style:text-underline-style="none" fo:font-weight="900" style:letter-kerning="true" style:font-name-asian="HGP創英角ｺﾞｼｯｸUB" style:font-family-asian="HGP創英角ｺﾞｼｯｸUB" style:font-family-generic-asian="modern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  <style:text-properties style:font-name="小塚ゴシック Pro M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小塚ゴシック Pro M" style:font-name-asian="小塚ゴシック Pro M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17.5cm" svg:height="1cm" svg:x="1cm" svg:y="20cm" presentation:class="footer">
        <draw:text-box>
          <text:p text:style-name="MP7">Home Energy Diagnosis Sysytem by Hinodeya (2017)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1" draw:layer="backgroundobjects" svg:width="2cm" svg:height="2cm" svg:x="25.5cm" svg:y="18.9cm" presentation:class="page-number">
        <draw:text-box>
          <text:p text:style-name="MP10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6M23S</meta:editing-duration>
    <meta:editing-cycles>16</meta:editing-cycles>
    <meta:generator>LibreOffice/5.4.3.2$Windows_X86_64 LibreOffice_project/92a7159f7e4af62137622921e809f8546db437e5</meta:generator>
    <dc:date>2018-03-01T17:45:15.621000000</dc:date>
    <meta:document-statistic meta:object-count="171"/>
  </office:meta>
</office:document-meta>
</file>